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934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0597in" style:rel-column-width="10015*"/>
    </style:style>
    <style:style style:name="Tabla3.B" style:family="table-column">
      <style:table-column-properties style:column-width="2.8188in" style:rel-column-width="26640*"/>
    </style:style>
    <style:style style:name="Tabla3.C" style:family="table-column">
      <style:table-column-properties style:column-width="3.0556in" style:rel-column-width="28880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2d7f86" officeooo:paragraph-rsid="002d7f86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e7eda" officeooo:paragraph-rsid="00166666" style:font-size-asian="10pt" style:font-size-complex="10pt"/>
    </style:style>
    <style:style style:name="P13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6010a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4d0481" officeooo:paragraph-rsid="006010a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4e6f0d" officeooo:paragraph-rsid="006010a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32f002" officeooo:paragraph-rsid="006010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e9ad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5ec368" officeooo:paragraph-rsid="005ec36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0598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5e485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6010a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3e9ad5" officeooo:paragraph-rsid="003e9ad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02850" officeooo:paragraph-rsid="0060285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649de0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166666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paragraph-rsid="001666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paragraph-rsid="0047a72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4b95b4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e7eda" officeooo:paragraph-rsid="005b9082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b95b4" officeooo:paragraph-rsid="00649de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649de0" officeooo:paragraph-rsid="00649de0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fo:font-weight="bold" officeooo:rsid="00658eef" style:font-weight-asian="bold" style:font-weight-complex="bold"/>
    </style:style>
    <style:style style:name="T11" style:family="text">
      <style:text-properties fo:font-weight="bold" officeooo:rsid="0017b6d8" style:font-weight-asian="bold" style:font-weight-complex="bold"/>
    </style:style>
    <style:style style:name="T12" style:family="text">
      <style:text-properties officeooo:rsid="00448566"/>
    </style:style>
    <style:style style:name="T13" style:family="text">
      <style:text-properties officeooo:rsid="0045c202"/>
    </style:style>
    <style:style style:name="T14" style:family="text">
      <style:text-properties officeooo:rsid="004b95b4"/>
    </style:style>
    <style:style style:name="T15" style:family="text">
      <style:text-properties officeooo:rsid="004e6f0d"/>
    </style:style>
    <style:style style:name="T16" style:family="text">
      <style:text-properties officeooo:rsid="005b9082"/>
    </style:style>
    <style:style style:name="T17" style:family="text">
      <style:text-properties officeooo:rsid="00658eef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4">Generals</text:p>
          </table:table-cell>
          <table:table-cell table:style-name="Tabla1.C1" office:value-type="string">
            <text:p text:style-name="P5">Product<text:span text:style-name="T4">s</text:span></text:p>
          </table:table-cell>
        </table:table-row>
      </table:table>
      <text:p text:style-name="P13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14">→<text:span text:style-name="T15"> </text:span></text:p>
            <text:p text:style-name="P14"><text:text-input text:description="&lt;time.strftime(&quot;%d.%m.%Y&quot;, time.strptime(o.date_order, &quot;%Y-%m-%d&quot;))&gt;">start date</text:text-input></text:p>
            <text:p text:style-name="P15"><text:text-input text:description="&lt;o.flight_in&gt;">flight_in</text:text-input></text:p>
            <text:p text:style-name="P16">← </text:p>
            <text:p text:style-name="P17"><text:text-input text:description="&lt;time.strftime(&quot;%d.%m.%Y&quot;, time.strptime(o.end_date, &quot;%Y-%m-%d&quot;))&gt;">end date</text:text-input><text:span text:style-name="T15"> </text:span></text:p>
            <text:p text:style-name="P16"><text:text-input text:description="&lt;o.flight_out&gt;">flight out</text:text-input></text:p>
          </table:table-cell>
          <table:table-cell table:style-name="Tabla2.A1" office:value-type="string">
            <text:p text:style-name="P18"><text:span text:style-name="T10">Paxs </text:span><text:span text:style-name="T11">(</text:span><text:span text:style-name="T11"><text:text-input text:description="&lt;count(o.pax_ids)&gt;">paxs</text:text-input></text:span><text:span text:style-name="T11">)</text:span><text:span text:style-name="T6">:</text:span></text:p>
            <text:p text:style-name="P25"><text:span text:style-name="T17"><text:text-input text:description="&lt;for each=&quot;x in o.pax_ids&quot;&gt;">start paxs</text:text-input></text:span></text:p>
            <text:p text:style-name="P25"><text:span text:style-name="T17"><text:text-input text:description="&lt;x.name&gt;">pax</text:text-input></text:span></text:p>
            <text:p text:style-name="P33"><text:span text:style-name="T17"><text:text-input text:description="&lt;/for&gt;">end paxs</text:text-input></text:span></text:p>
            <text:p text:style-name="P19"><text:span text:style-name="T7">Reference</text:span>:</text:p>
            <text:p text:style-name="P20"><text:text-input text:description="&lt;o.client_order_ref&gt;">reference</text:text-input></text:p>
            <text:p text:style-name="P23"><text:span text:style-name="T9">System r</text:span><text:span text:style-name="T7">eference</text:span>:</text:p>
            <text:p text:style-name="P20"><text:text-input text:description="&lt;o.name&gt;">reference</text:text-input></text:p>
            <text:p text:style-name="P31">TTOO</text:p>
            <text:p text:style-name="P24"><text:text-input text:description="&lt;o.partner_id&gt;">partner</text:text-input></text:p>
            <text:p text:style-name="P21"/>
          </table:table-cell>
          <table:table-cell table:style-name="Tabla2.C1" office:value-type="string">
            <text:p text:style-name="P25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1"><text:text-input text:description="&lt;if test=&quot;l.sale_context_id.category_id.name == 'Transfer'&quot;&gt;">transfer</text:text-input></text:p>
                  <text:p text:style-name="P26"><text:text-input text:description="&lt;time.strftime(&quot;%d.%m.%Y&quot;, time.strptime(l.start_date, &quot;%Y-%m-%d&quot;))&gt;">start</text:text-input></text:p>
                  <text:p text:style-name="P37"><text:text-input text:description="&lt;/if&gt;">/transfer</text:text-input></text:p>
                  <text:p text:style-name="P38"><text:text-input text:description="&lt;if test=&quot;l.sale_context_id.category_id.name != 'Transfer'&quot;&gt;">notransfer</text:text-input></text:p>
                  <text:p text:style-name="P26"><text:text-input text:description="&lt;time.strftime(&quot;%d.%m.%Y&quot;, time.strptime(l.start_date, &quot;%Y-%m-%d&quot;))&gt;">start</text:text-input></text:p>
                  <text:p text:style-name="P27"><text:text-input text:description="&lt;time.strftime(&quot;%d.%m.%Y&quot;, time.strptime(l.end_date, &quot;%Y-%m-%d&quot;))&gt;">end</text:text-input></text:p>
                  <text:p text:style-name="P38"><text:text-input text:description="&lt;/if&gt;">/notransfer</text:text-input></text:p>
                </table:table-cell>
                <table:table-cell table:style-name="Tabla3.A1" office:value-type="string">
                  <text:p text:style-name="P25"><text:text-input text:description="&lt;l.name&gt;">product</text:text-input></text:p>
                  <text:p text:style-name="P28"><text:span text:style-name="T12">(</text:span><text:text-input text:description="&lt;l.reservation_number&gt;">confirmation</text:text-input><text:span text:style-name="T12">)</text:span></text:p>
                </table:table-cell>
                <table:table-cell table:style-name="Tabla3.C1" office:value-type="string">
                  <text:p text:style-name="P10"><text:text-input text:description="&lt;if test=&quot;l.sale_context_id.category_id.name == 'Hotel'&quot;&gt;">hotel</text:text-input></text:p>
                  <text:p text:style-name="P34"><text:text-input text:description="&lt;l.hotel_2_meal_plan_id.name&gt;">meal plan</text:text-input></text:p>
                  <text:p text:style-name="P29"><text:text-input text:description="&lt;for each=&quot;r in l.sale_context_id.hotel_1_rooming_ids&quot;&gt;">start for rooming</text:text-input></text:p>
                  <text:p text:style-name="P30"><text:text-input text:description="&lt;r.quantity&gt;">quantity</text:text-input> <text:text-input text:description="&lt;r.room&gt;">room</text:text-input> <text:span text:style-name="T13"><text:text-input text:description="&lt;r.room_type_id.name&gt;">type</text:text-input></text:span><text:span text:style-name="T13"> <text:s/>Ad: </text:span><text:span text:style-name="T13"><text:text-input text:description="&lt;r.adults&gt;">adults</text:text-input></text:span><text:span text:style-name="T13"> Ch: </text:span><text:span text:style-name="T13"><text:text-input text:description="&lt;r.children&gt;">children</text:text-input></text:span></text:p>
                  <text:p text:style-name="P34"><text:text-input text:description="&lt;/for&gt;">end for rooming</text:text-input></text:p>
                  <text:p text:style-name="P10"><text:text-input text:description="&lt;/if&gt;">/hotel</text:text-input></text:p>
                  <text:p text:style-name="P11"><text:text-input text:description="&lt;if test=&quot;l.sale_context_id.category_id.name == 'Transfer'&quot;&gt;">transfer</text:text-input></text:p>
                  <text:p text:style-name="P35"><text:span text:style-name="T14"><text:text-input text:description="&lt;l.transfer_1_vehicle_type_id.name&gt;">type</text:text-input></text:span><text:span text:style-name="T14"> </text:span><text:span text:style-name="T14"><text:text-input text:description="&lt;l.transfer_2_guide_id.name&gt;">guide</text:text-input></text:span><text:span text:style-name="T14"> </text:span><text:span text:style-name="T14"><text:text-input text:description="&lt;l.transfer_3_confort_id.name&gt;">confort</text:text-input></text:span></text:p>
                  <text:p text:style-name="P11"><text:text-input text:description="&lt;/if&gt;">/transfer</text:text-input></text:p>
                  <text:p text:style-name="P12"><text:text-input text:description="&lt;if test=&quot;l.sale_context_id.category_id.name == 'Car'&quot;&gt;">car</text:text-input></text:p>
                  <text:p text:style-name="P36"><text:text-input text:description="&lt;search('product.car', [('product_id', '=', l.product_id.id)])[0].class_id.name&gt;">model</text:text-input> <text:span text:style-name="T16"><text:text-input text:description="&lt;search('product.car', [('product_id', '=', l.product_id.id)])[0].transmission_id.name&gt;">transmission</text:text-input></text:span><text:span text:style-name="T16"> (</text:span><text:span text:style-name="T16"><text:text-input text:description="&lt;search('product.car', [('product_id', '=', l.product_id.id)])[0].passengers&gt;">paxs</text:text-input></text:span><text:span text:style-name="T16"> seats)</text:span> </text:p>
                  <text:p text:style-name="P12"><text:text-input text:description="&lt;/if&gt;">/car</text:text-input></text:p>
                </table:table-cell>
              </table:table-row>
            </table:table>
            <text:p text:style-name="P33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2">Comments</text:p>
            <text:p text:style-name="P22"><text:text-input text:description="&lt;o.note&gt;">reference</text:text-input></text:p>
          </table:table-cell>
          <table:covered-table-cell/>
        </table:table-row>
      </table:table>
      <text:p text:style-name="P7"><text:text-input text:description="&lt;/for&gt;">end for objects</text:text-input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7-23T18:02:31.947768678</dc:date>
    <dc:creator>Yuriq Quintana</dc:creator>
    <meta:editing-duration>PT23H12M44S</meta:editing-duration>
    <meta:editing-cycles>92</meta:editing-cycles>
    <meta:generator>LibreOffice/4.2.8.2$Linux_X86_64 LibreOffice_project/420m0$Build-2</meta:generator>
    <meta:document-statistic meta:table-count="3" meta:image-count="0" meta:object-count="0" meta:page-count="1" meta:paragraph-count="49" meta:word-count="175" meta:character-count="592" meta:non-whitespace-character-count="556"/>
  </office:meta>
</office:document-meta>
</file>